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Wingdings" svg:font-family="Wingdings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roid Arabic Naskh" svg:font-family="'Droid Arabic Naskh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2667in" fo:margin-left="-0.0785in" table:align="left" style:writing-mode="lr-tb"/>
    </style:style>
    <style:style style:name="Table2.A" style:family="table-column">
      <style:table-column-properties style:column-width="2.3424in"/>
    </style:style>
    <style:style style:name="Table2.B" style:family="table-column">
      <style:table-column-properties style:column-width="0.3924in"/>
    </style:style>
    <style:style style:name="Table2.C" style:family="table-column">
      <style:table-column-properties style:column-width="0.3917in"/>
    </style:style>
    <style:style style:name="Table2.F" style:family="table-column">
      <style:table-column-properties style:column-width="0.391in"/>
    </style:style>
    <style:style style:name="Table2.K" style:family="table-column">
      <style:table-column-properties style:column-width="0.40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K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K5" style:family="table-cell">
      <style:table-cell-properties style:vertical-align="top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K6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style:font-name="Droid Arabic Naskh" fo:font-size="12pt" officeooo:paragraph-rsid="0001288a" style:font-name-asian="Calibri" style:font-size-asian="12pt" style:font-name-complex="Droid Arabic Naskh" style:font-size-complex="12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Droid Arabic Naskh" fo:font-size="12pt" fo:font-weight="bold" officeooo:paragraph-rsid="0001288a" style:font-size-asian="12pt" style:font-weight-asian="bold" style:font-name-complex="Droid Arabic Naskh" style:font-size-complex="12pt" style:language-complex="fa" style:country-complex="IR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4" style:family="paragraph" style:parent-style-name="Standard">
      <style:paragraph-properties fo:margin-top="0in" fo:margin-bottom="0.111in" style:contextual-spacing="false" fo:line-height="107%"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5" style:family="paragraph" style:parent-style-name="Standard">
      <style:paragraph-properties fo:margin-left="0.25in" fo:margin-right="0in" fo:margin-top="0in" fo:margin-bottom="0.111in" style:contextual-spacing="false" fo:line-height="107%" fo:text-align="end" style:justify-single-word="false" fo:text-indent="0in" style:auto-text-indent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6" style:family="paragraph" style:parent-style-name="Standard">
      <style:paragraph-properties fo:margin-top="0in" fo:margin-bottom="0in" style:contextual-spacing="false" style:line-height-at-least="0.0693in" fo:text-align="end" style:justify-single-word="false" style:snap-to-layout-gri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7" style:family="paragraph" style:parent-style-name="Standard">
      <style:paragraph-properties fo:margin-top="0in" fo:margin-bottom="0in" style:contextual-spacing="false" style:line-height-at-least="0.0693in"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8" style:family="paragraph" style:parent-style-name="List_20_Paragraph" style:list-style-name="WW8Num1">
      <style:paragraph-properties fo:margin-top="0in" fo:margin-bottom="0.111in" style:contextual-spacing="false" fo:line-height="107%"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9" style:family="paragraph" style:parent-style-name="List_20_Paragraph" style:list-style-name="WW8Num6">
      <style:paragraph-properties fo:margin-top="0in" fo:margin-bottom="0.111in" style:contextual-spacing="false" fo:line-height="107%"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10" style:family="paragraph" style:parent-style-name="List_20_Paragraph" style:list-style-name="WW8Num9">
      <style:paragraph-properties fo:margin-top="0in" fo:margin-bottom="0.111in" style:contextual-spacing="false" fo:line-height="107%"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11" style:family="paragraph" style:parent-style-name="List_20_Paragraph" style:list-style-name="WW8Num4">
      <style:paragraph-properties fo:margin-top="0in" fo:margin-bottom="0.111in" style:contextual-spacing="false" fo:line-height="107%"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12" style:family="paragraph" style:parent-style-name="List_20_Paragraph" style:list-style-name="WW8Num7">
      <style:paragraph-properties fo:margin-top="0in" fo:margin-bottom="0.111in" style:contextual-spacing="false" fo:line-height="107%"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13" style:family="paragraph" style:parent-style-name="List_20_Paragraph" style:list-style-name="WW8Num5">
      <style:paragraph-properties fo:margin-top="0in" fo:margin-bottom="0.111in" style:contextual-spacing="false" fo:line-height="107%"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14" style:family="paragraph" style:parent-style-name="List_20_Paragraph" style:list-style-name="WW8Num8">
      <style:paragraph-properties fo:margin-top="0in" fo:margin-bottom="0.111in" style:contextual-spacing="false" fo:line-height="107%"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P15" style:family="paragraph" style:parent-style-name="List_20_Paragraph" style:list-style-name="WW8Num2">
      <style:paragraph-properties fo:margin-top="0in" fo:margin-bottom="0.111in" style:contextual-spacing="false" fo:line-height="107%" fo:text-align="end" style:justify-single-word="false" style:writing-mode="rl-tb"/>
      <style:text-properties style:font-name="Droid Arabic Naskh" fo:font-size="12pt" officeooo:paragraph-rsid="0001288a" style:font-size-asian="12pt" style:font-name-complex="Droid Arabic Naskh" style:font-size-complex="12pt"/>
    </style:style>
    <style:style style:name="T1" style:family="text">
      <style:text-properties style:font-name-asian="Arial"/>
    </style:style>
    <style:style style:name="T2" style:family="text">
      <style:text-properties style:font-name-asian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پیوست<text:span text:style-name="T1"> </text:span>فنی</text:p>
      <text:p text:style-name="P3">مستندی<text:span text:style-name="T2"> </text:span>که<text:span text:style-name="T2"> </text:span>در<text:span text:style-name="T2"> </text:span>ادامه<text:span text:style-name="T2"> </text:span>می<text:span text:style-name="T2">‌</text:span>آید<text:span text:style-name="T2"> </text:span>جهت<text:span text:style-name="T2"> </text:span>معرفی<text:span text:style-name="T2"> </text:span>امکانات<text:span text:style-name="T2"> </text:span>وبسایت<text:span text:style-name="T2"> </text:span>آژانس<text:span text:style-name="T2"> </text:span>هواپیمایی<text:span text:style-name="T2"> </text:span>آماده<text:span text:style-name="T2"> </text:span>شده<text:span text:style-name="T2"> </text:span>است. </text:p>
      <text:p text:style-name="P3"/>
      <text:p text:style-name="P3">بخش<text:span text:style-name="T2"> </text:span>مشتری</text:p>
      <text:p text:style-name="P3">۱. صحفه<text:span text:style-name="T2"> </text:span>اول</text:p>
      <text:list xml:id="list5481767771940579320" text:style-name="WW8Num1">
        <text:list-item>
          <text:p text:style-name="P8">منوی<text:span text:style-name="T2"> </text:span>اصلی</text:p>
        </text:list-item>
        <text:list-item>
          <text:p text:style-name="P8">بنر<text:span text:style-name="T2"> </text:span>به<text:span text:style-name="T2"> </text:span>صورت<text:span text:style-name="T2"> </text:span>اسلایدشو</text:p>
        </text:list-item>
        <text:list-item>
          <text:p text:style-name="P8">ارتباط<text:span text:style-name="T2"> </text:span>با<text:span text:style-name="T2"> </text:span>سایت<text:span text:style-name="T2"> </text:span>بخشهای<text:span text:style-name="T2"> </text:span>شرکت</text:p>
        </text:list-item>
      </text:list>
      <text:p text:style-name="P3">۲. معرفی<text:span text:style-name="T2"> </text:span>آژانس</text:p>
      <text:list xml:id="list3212968309886515778" text:style-name="WW8Num6">
        <text:list-item>
          <text:p text:style-name="P9">در<text:span text:style-name="T2"> </text:span>این<text:span text:style-name="T2"> </text:span>بخش<text:span text:style-name="T2"> </text:span>به<text:span text:style-name="T2"> </text:span>معرفی<text:span text:style-name="T2"> </text:span>آژانس<text:span text:style-name="T2"> </text:span>و<text:span text:style-name="T2"> </text:span>امکانات<text:span text:style-name="T2"> </text:span>آژانس<text:span text:style-name="T2"> </text:span>می<text:span text:style-name="T2">‌</text:span>پردازیم. </text:p>
        </text:list-item>
      </text:list>
      <text:p text:style-name="P3">۳. ارتباط<text:span text:style-name="T2"> </text:span>با<text:span text:style-name="T2"> </text:span>ما</text:p>
      <text:list xml:id="list105617454476915" text:continue-numbering="true" text:style-name="WW8Num6">
        <text:list-item>
          <text:p text:style-name="P9">اطلاعات<text:span text:style-name="T2"> </text:span>تماس<text:span text:style-name="T2"> </text:span>با<text:span text:style-name="T2"> </text:span>آژانس<text:span text:style-name="T2"> </text:span></text:p>
        </text:list-item>
        <text:list-item>
          <text:p text:style-name="P9">فرم<text:span text:style-name="T2"> </text:span>ارتباط<text:span text:style-name="T2"> </text:span>با<text:span text:style-name="T2"> </text:span>آنلان<text:span text:style-name="T2"> </text:span>با<text:span text:style-name="T2"> </text:span>آژانس</text:p>
        </text:list-item>
      </text:list>
      <text:p text:style-name="P3">۴. برنامه<text:span text:style-name="T2"> </text:span>تورها</text:p>
      <text:list xml:id="list3151190827703424146" text:style-name="WW8Num9">
        <text:list-item>
          <text:p text:style-name="P10">نمایش<text:span text:style-name="T2"> </text:span>تورهای<text:span text:style-name="T2"> </text:span>فعلی<text:span text:style-name="T2"> </text:span>آژانس<text:span text:style-name="T2"> </text:span>به<text:span text:style-name="T2"> </text:span>همراه<text:span text:style-name="T2"> </text:span>اطلاعات<text:span text:style-name="T2"> </text:span>کامل<text:span text:style-name="T2"> </text:span>تور<text:span text:style-name="T2"> </text:span>و<text:span text:style-name="T2"> </text:span>هزینه. </text:p>
        </text:list-item>
        <text:list-item>
          <text:p text:style-name="P10">متناسب<text:span text:style-name="T2"> </text:span>با<text:span text:style-name="T2"> </text:span>هر<text:span text:style-name="T2"> </text:span>تور<text:span text:style-name="T2"> </text:span>یک<text:span text:style-name="T2"> </text:span>صفحه<text:span text:style-name="T2"> </text:span>می<text:span text:style-name="T2">‌</text:span>توان<text:span text:style-name="T2"> </text:span>اختصاص<text:span text:style-name="T2"> </text:span>داد. که<text:span text:style-name="T2"> </text:span>اطلاعات<text:span text:style-name="T2"> </text:span>هر<text:span text:style-name="T2"> </text:span>تور<text:span text:style-name="T2"> </text:span>به<text:span text:style-name="T2"> </text:span>همراه<text:span text:style-name="T2"> </text:span>گالری<text:span text:style-name="T2"> </text:span>تصاویر<text:span text:style-name="T2"> </text:span>در<text:span text:style-name="T2"> </text:span>آن<text:span text:style-name="T2"> </text:span>قرار<text:span text:style-name="T2"> </text:span>می<text:span text:style-name="T2">‌</text:span>گیرد. </text:p>
        </text:list-item>
      </text:list>
      <text:p text:style-name="P3">۵. رزرو<text:span text:style-name="T2"> </text:span>آنلاین</text:p>
      <text:list xml:id="list8707397891156083599" text:style-name="WW8Num4">
        <text:list-item>
          <text:p text:style-name="P11">مشتری<text:span text:style-name="T2"> </text:span>با<text:span text:style-name="T2"> </text:span>عضویت<text:span text:style-name="T2"> </text:span>در<text:span text:style-name="T2"> </text:span>سایت<text:span text:style-name="T2"> </text:span>می<text:span text:style-name="T2">‌</text:span>تواند<text:span text:style-name="T2"> </text:span>اقدام<text:span text:style-name="T2"> </text:span>به<text:span text:style-name="T2"> </text:span>خرید<text:span text:style-name="T2"> </text:span>آنلاین<text:span text:style-name="T2"> </text:span>از<text:span text:style-name="T2"> </text:span>شرکت<text:span text:style-name="T2">‌</text:span>های<text:span text:style-name="T2"> </text:span>هواپیمایی<text:span text:style-name="T2"> </text:span>که<text:span text:style-name="T2"> </text:span>امکانات<text:span text:style-name="T2"> </text:span>خرید<text:span text:style-name="T2"> </text:span>آنلاین<text:span text:style-name="T2"> </text:span>را<text:span text:style-name="T2"> </text:span>فراهم<text:span text:style-name="T2"> </text:span>کرده<text:span text:style-name="T2"> </text:span>باشند،<text:span text:style-name="T2"> </text:span>بکند. </text:p>
        </text:list-item>
      </text:list>
      <text:p text:style-name="P4"/>
      <text:p text:style-name="P5"/>
      <text:list xml:id="list105617081668905" text:continue-numbering="true" text:style-name="WW8Num4">
        <text:list-item>
          <text:p text:style-name="P11">مشتری<text:span text:style-name="T2"> </text:span>می<text:span text:style-name="T2">‌</text:span>تواند<text:span text:style-name="T2"> </text:span>هزینه<text:span text:style-name="T2"> </text:span>بلیط<text:span text:style-name="T2"> </text:span>را<text:span text:style-name="T2"> </text:span>از<text:span text:style-name="T2"> </text:span>دو<text:span text:style-name="T2"> </text:span>روش<text:span text:style-name="T2"> </text:span>پرداخت<text:span text:style-name="T2"> </text:span>آنلاین<text:span text:style-name="T2"> </text:span>یا<text:span text:style-name="T2"> </text:span>استفاده<text:span text:style-name="T2"> </text:span>از<text:span text:style-name="T2"> </text:span>اعتبار<text:span text:style-name="T2"> </text:span>پرداخت<text:span text:style-name="T2"> </text:span>کند. </text:p>
        </text:list-item>
        <text:list-item>
          <text:p text:style-name="P11">هر<text:span text:style-name="T2"> </text:span>مشتری<text:span text:style-name="T2"> </text:span>در<text:span text:style-name="T2"> </text:span>سیستم<text:span text:style-name="T2"> </text:span>با<text:span text:style-name="T2"> </text:span>توجه<text:span text:style-name="T2"> </text:span>به<text:span text:style-name="T2"> </text:span>تصمیم<text:span text:style-name="T2"> </text:span>مدیر<text:span text:style-name="T2"> </text:span>دارای<text:span text:style-name="T2"> </text:span>یک<text:span text:style-name="T2"> </text:span>سقف<text:span text:style-name="T2"> </text:span>اعتباری<text:span text:style-name="T2"> </text:span>می<text:span text:style-name="T2">‌</text:span>باشد<text:span text:style-name="T2"> </text:span>که<text:span text:style-name="T2"> </text:span>تا<text:span text:style-name="T2"> </text:span>میزان<text:span text:style-name="T2"> </text:span>اعتبار<text:span text:style-name="T2"> </text:span>می<text:span text:style-name="T2">‌</text:span>تواند<text:span text:style-name="T2"> </text:span>خرید<text:span text:style-name="T2"> </text:span>کند<text:span text:style-name="T2"> </text:span>و<text:span text:style-name="T2"> </text:span>بعدا<text:span text:style-name="T2"> </text:span>اقدام<text:span text:style-name="T2"> </text:span>به<text:span text:style-name="T2"> </text:span>تسویه<text:span text:style-name="T2"> </text:span>کند. </text:p>
        </text:list-item>
        <text:list-item>
          <text:p text:style-name="P11">تسویه<text:span text:style-name="T2"> </text:span>آنلاین: مشتری<text:span text:style-name="T2"> </text:span>می<text:span text:style-name="T2">‌</text:span>تواند<text:span text:style-name="T2"> </text:span>به<text:span text:style-name="T2"> </text:span>صورت<text:span text:style-name="T2"> </text:span>آنلاین<text:span text:style-name="T2"> </text:span>اقدام<text:span text:style-name="T2"> </text:span>به<text:span text:style-name="T2"> </text:span>تسویه<text:span text:style-name="T2"> </text:span>حساب<text:span text:style-name="T2"> </text:span>اعتباری<text:span text:style-name="T2"> </text:span>خود<text:span text:style-name="T2"> </text:span>بکند. </text:p>
        </text:list-item>
      </text:list>
      <text:p text:style-name="P3"><text:soft-page-break/>۶. عضویت</text:p>
      <text:list xml:id="list4445807406404591115" text:style-name="WW8Num7">
        <text:list-item>
          <text:p text:style-name="P12">افراد<text:span text:style-name="T2"> </text:span>می<text:span text:style-name="T2">‌</text:span>توانند<text:span text:style-name="T2"> </text:span>با<text:span text:style-name="T2"> </text:span>کامل<text:span text:style-name="T2"> </text:span>کردن<text:span text:style-name="T2"> </text:span>اطلاعات<text:span text:style-name="T2"> </text:span>خود<text:span text:style-name="T2"> </text:span>در<text:span text:style-name="T2"> </text:span>سایت<text:span text:style-name="T2"> </text:span>ثبت<text:span text:style-name="T2"> </text:span>نام<text:span text:style-name="T2"> </text:span>کنند. </text:p>
        </text:list-item>
      </text:list>
      <text:p text:style-name="P3">۷. اخبار<text:span text:style-name="T2"> </text:span>و<text:span text:style-name="T2"> </text:span>اطلاعیه<text:span text:style-name="T2">‌</text:span>ها</text:p>
      <text:list xml:id="list105617501644317" text:continue-numbering="true" text:style-name="WW8Num7">
        <text:list-item>
          <text:p text:style-name="P12">نمایش<text:span text:style-name="T2"> </text:span>آخرین<text:span text:style-name="T2"> </text:span>اخبار<text:span text:style-name="T2"> </text:span>و<text:span text:style-name="T2"> </text:span>اطلاعیه<text:span text:style-name="T2">‌</text:span>های<text:span text:style-name="T2"> </text:span>اضافه<text:span text:style-name="T2"> </text:span>شده<text:span text:style-name="T2"> </text:span>در<text:span text:style-name="T2"> </text:span>سایت. <text:s/></text:p>
        </text:list-item>
      </text:list>
      <text:p text:style-name="P3">امکانات<text:span text:style-name="T2"> </text:span>بخش<text:span text:style-name="T2"> </text:span>مدیریت:</text:p>
      <text:p text:style-name="P3">۱. تغییر<text:span text:style-name="T2"> </text:span>محتوای<text:span text:style-name="T2"> </text:span>سایت:</text:p>
      <text:list xml:id="list105618262576397" text:continue-numbering="true" text:style-name="WW8Num7">
        <text:list-item>
          <text:p text:style-name="P12">بنرهای<text:span text:style-name="T2"> </text:span>صفحه<text:span text:style-name="T2"> </text:span>اول</text:p>
        </text:list-item>
        <text:list-item>
          <text:p text:style-name="P12">صفحه<text:span text:style-name="T2"> </text:span>درباره<text:span text:style-name="T2">‌</text:span>ما</text:p>
        </text:list-item>
        <text:list-item>
          <text:p text:style-name="P12">صفحه<text:span text:style-name="T2"> </text:span>ارتباط<text:span text:style-name="T2"> </text:span>با<text:span text:style-name="T2"> </text:span>ما</text:p>
        </text:list-item>
        <text:list-item>
          <text:p text:style-name="P12">اضافه<text:span text:style-name="T2"> </text:span>کردن<text:span text:style-name="T2"> </text:span>اخبار<text:span text:style-name="T2"> </text:span>و<text:span text:style-name="T2"> </text:span>اطلاعیه<text:span text:style-name="T2">‌</text:span>ها</text:p>
        </text:list-item>
        <text:list-item>
          <text:p text:style-name="P12">اضافه،<text:span text:style-name="T2">‌ </text:span>حذف<text:span text:style-name="T2"> </text:span>و<text:span text:style-name="T2"> </text:span>تغییر<text:span text:style-name="T2"> </text:span>اطلاعات<text:span text:style-name="T2"> </text:span>مربوط<text:span text:style-name="T2"> </text:span>به<text:span text:style-name="T2"> </text:span>تورها</text:p>
        </text:list-item>
      </text:list>
      <text:p text:style-name="P3">۲. گزارشات:</text:p>
      <text:list xml:id="list6867038169564837398" text:style-name="WW8Num5">
        <text:list-item>
          <text:p text:style-name="P13">لیست<text:span text:style-name="T2"> </text:span>ثبت<text:span text:style-name="T2">‌</text:span>نام<text:span text:style-name="T2"> </text:span>مشتری<text:span text:style-name="T2">‌</text:span>ها</text:p>
        </text:list-item>
        <text:list-item>
          <text:p text:style-name="P13">میزان<text:span text:style-name="T2"> </text:span>بازدید<text:span text:style-name="T2"> </text:span>از<text:span text:style-name="T2"> </text:span>سایت. </text:p>
        </text:list-item>
      </text:list>
      <text:p text:style-name="P3">۳. امور<text:span text:style-name="T2"> </text:span>مشتریان</text:p>
      <text:list xml:id="list1779012243453154893" text:style-name="WW8Num8">
        <text:list-item>
          <text:p text:style-name="P14">بررسی<text:span text:style-name="T2"> </text:span>اعتبار<text:span text:style-name="T2"> </text:span>مشتریان</text:p>
        </text:list-item>
        <text:list-item>
          <text:p text:style-name="P14">تغییر<text:span text:style-name="T2"> </text:span>میزان<text:span text:style-name="T2"> </text:span>اعتبار<text:span text:style-name="T2"> </text:span>هر<text:span text:style-name="T2"> </text:span>مشتری</text:p>
        </text:list-item>
        <text:list-item>
          <text:p text:style-name="P14">امکان<text:span text:style-name="T2"> </text:span>تسویه<text:span text:style-name="T2"> </text:span>اعتبار<text:span text:style-name="T2"> </text:span>مشتری: در<text:span text:style-name="T2"> </text:span>صورتی<text:span text:style-name="T2"> </text:span>که<text:span text:style-name="T2"> </text:span>مشتری<text:span text:style-name="T2"> </text:span>به<text:span text:style-name="T2"> </text:span>صورت<text:span text:style-name="T2"> </text:span>حضوری<text:span text:style-name="T2"> </text:span>اقدام<text:span text:style-name="T2"> </text:span>به<text:span text:style-name="T2"> </text:span>تسویه<text:span text:style-name="T2"> </text:span>حساب<text:span text:style-name="T2"> </text:span>خود<text:span text:style-name="T2"> </text:span>کرد،<text:span text:style-name="T2">‌ </text:span>مدیر<text:span text:style-name="T2"> </text:span>سیستم<text:span text:style-name="T2"> </text:span>می<text:span text:style-name="T2">‌</text:span>تواند<text:span text:style-name="T2"> </text:span>به<text:span text:style-name="T2"> </text:span>صورت<text:span text:style-name="T2"> </text:span>دستی<text:span text:style-name="T2"> </text:span>حساب<text:span text:style-name="T2"> </text:span>مشتری<text:span text:style-name="T2"> </text:span>را<text:span text:style-name="T2"> </text:span>در<text:span text:style-name="T2"> </text:span>سیستم<text:span text:style-name="T2"> </text:span>آنلاین<text:span text:style-name="T2"> </text:span>تسویه<text:span text:style-name="T2"> </text:span>کند. </text:p>
        </text:list-item>
      </text:list>
      <text:p text:style-name="P4"/>
      <text:p text:style-name="P4"/>
      <text:p text:style-name="P3">۴. امور<text:span text:style-name="T2"> </text:span>خرید<text:span text:style-name="T2"> </text:span>آنلاین:</text:p>
      <text:list xml:id="list588357975457165096" text:style-name="WW8Num2">
        <text:list-item>
          <text:p text:style-name="P15">نمایش<text:span text:style-name="T2"> </text:span>لیست<text:span text:style-name="T2"> </text:span>خرید<text:span text:style-name="T2">‌</text:span>های<text:span text:style-name="T2"> </text:span>آنلاین<text:span text:style-name="T2"> </text:span>انجام<text:span text:style-name="T2"> </text:span>شده<text:span text:style-name="T2"> </text:span>به<text:span text:style-name="T2"> </text:span>همراه<text:span text:style-name="T2"> </text:span>شماره<text:span text:style-name="T2"> </text:span>تراکنش<text:span text:style-name="T2"> </text:span>مبلغ<text:span text:style-name="T2"> </text:span>واریزی<text:span text:style-name="T2"> </text:span>به<text:span text:style-name="T2"> </text:span>حساب.</text:p>
        </text:list-item>
      </text:list>
      <text:p text:style-name="P3"/>
      <text:p text:style-name="P3"><text:soft-page-break/>جدول<text:span text:style-name="T2"> </text:span>زمان<text:span text:style-name="T2">‌</text:span>بندی<text:span text:style-name="T2"> </text:span>انجام<text:span text:style-name="T2"> </text:span>پروژه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C"/>
        <table:table-column table:style-name="Table2.F"/>
        <table:table-column table:style-name="Table2.C"/>
        <table:table-column table:style-name="Table2.F"/>
        <table:table-column table:style-name="Table2.K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۱</text:p>
          </table:table-cell>
          <table:table-cell table:style-name="Table2.A1" office:value-type="string">
            <text:p text:style-name="P7">۲</text:p>
          </table:table-cell>
          <table:table-cell table:style-name="Table2.A1" office:value-type="string">
            <text:p text:style-name="P7">۳</text:p>
          </table:table-cell>
          <table:table-cell table:style-name="Table2.A1" office:value-type="string">
            <text:p text:style-name="P7">۴</text:p>
          </table:table-cell>
          <table:table-cell table:style-name="Table2.A1" office:value-type="string">
            <text:p text:style-name="P7">۵</text:p>
          </table:table-cell>
          <table:table-cell table:style-name="Table2.A1" office:value-type="string">
            <text:p text:style-name="P7">۶</text:p>
          </table:table-cell>
          <table:table-cell table:style-name="Table2.A1" office:value-type="string">
            <text:p text:style-name="P7">۷</text:p>
          </table:table-cell>
          <table:table-cell table:style-name="Table2.A1" office:value-type="string">
            <text:p text:style-name="P7">۸</text:p>
          </table:table-cell>
          <table:table-cell table:style-name="Table2.A1" office:value-type="string">
            <text:p text:style-name="P7">۹</text:p>
          </table:table-cell>
          <table:table-cell table:style-name="Table2.K1" office:value-type="string">
            <text:p text:style-name="P7">۱۰</text:p>
          </table:table-cell>
        </table:table-row>
        <table:table-row table:style-name="Table2.1">
          <table:table-cell table:style-name="Table2.A1" office:value-type="string">
            <text:p text:style-name="P7">طراحی<text:span text:style-name="T2"> </text:span>گرافیکی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7">اصلاح<text:span text:style-name="T2"> </text:span>و<text:span text:style-name="T2"> </text:span>تایید<text:span text:style-name="T2"> </text:span>طرح<text:span text:style-name="T2"> </text:span>گرافیکی</text:p>
          </table:table-cell>
          <table:table-cell table:style-name="Table2.A1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7">برنامه<text:span text:style-name="T2"> </text:span>نویسی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7">تست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K5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7">آموزش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6" office:value-type="string">
            <text:p text:style-name="P6"/>
          </table:table-cell>
        </table:table-row>
      </table:table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/>
    <style:font-face style:name="Wingdings" svg:font-family="Wingdings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roid Arabic Naskh" svg:font-family="'Droid Arabic Naskh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/>
    <style:style style:name="WW8Num1z0" style:family="text">
      <style:text-properties style:font-name="Symbol" fo:font-family="Symbol" style:font-name-complex="Symbol" style:font-family-complex="Symbol"/>
    </style:style>
    <style:style style:name="WW8Num1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1z2" style:family="text">
      <style:text-properties style:font-name="Wingdings" fo:font-family="Wingdings" style:font-name-complex="Wingdings" style:font-family-complex="Wingdings"/>
    </style:style>
    <style:style style:name="WW8Num6z0" style:family="text">
      <style:text-properties style:font-name="Symbol" fo:font-family="Symbol" fo:font-size="14pt" style:font-size-asian="14pt" style:font-name-complex="Symbol" style:font-family-complex="Symbol" style:font-size-complex="14pt"/>
    </style:style>
    <style:style style:name="WW8Num6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6z2" style:family="text">
      <style:text-properties style:font-name="Wingdings" fo:font-family="Wingdings" style:font-name-complex="Wingdings" style:font-family-complex="Wingdings"/>
    </style:style>
    <style:style style:name="WW8Num9z0" style:family="text">
      <style:text-properties style:font-name="Symbol" fo:font-family="Symbol" fo:font-size="14pt" style:font-size-asian="14pt" style:font-name-complex="Symbol" style:font-family-complex="Symbol" style:font-size-complex="14pt"/>
    </style:style>
    <style:style style:name="WW8Num9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9z2" style:family="text">
      <style:text-properties style:font-name="Wingdings" fo:font-family="Wingdings" style:font-name-complex="Wingdings" style:font-family-complex="Wingdings"/>
    </style:style>
    <style:style style:name="WW8Num4z0" style:family="text">
      <style:text-properties style:font-name="Symbol" fo:font-family="Symbol" fo:font-size="14pt" style:font-size-asian="14pt" style:font-name-complex="Symbol" style:font-family-complex="Symbol" style:font-size-complex="14pt"/>
    </style:style>
    <style:style style:name="WW8Num4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4z2" style:family="text">
      <style:text-properties style:font-name="Wingdings" fo:font-family="Wingdings" style:font-name-complex="Wingdings" style:font-family-complex="Wingdings"/>
    </style:style>
    <style:style style:name="WW8Num7z0" style:family="text">
      <style:text-properties style:font-name="Symbol" fo:font-family="Symbol" fo:font-size="14pt" style:font-size-asian="14pt" style:font-name-complex="Symbol" style:font-family-complex="Symbol" style:font-size-complex="14pt"/>
    </style:style>
    <style:style style:name="WW8Num7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7z2" style:family="text">
      <style:text-properties style:font-name="Wingdings" fo:font-family="Wingdings" style:font-name-complex="Wingdings" style:font-family-complex="Wingdings"/>
    </style:style>
    <style:style style:name="WW8Num5z0" style:family="text">
      <style:text-properties style:font-name="Symbol" fo:font-family="Symbol" fo:font-size="14pt" style:font-size-asian="14pt" style:font-name-complex="Symbol" style:font-family-complex="Symbol" style:font-size-complex="14pt"/>
    </style:style>
    <style:style style:name="WW8Num5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5z2" style:family="text">
      <style:text-properties style:font-name="Wingdings" fo:font-family="Wingdings" style:font-name-complex="Wingdings" style:font-family-complex="Wingdings"/>
    </style:style>
    <style:style style:name="WW8Num8z0" style:family="text">
      <style:text-properties style:font-name="Symbol" fo:font-family="Symbol" fo:font-size="14pt" style:font-size-asian="14pt" style:font-name-complex="Symbol" style:font-family-complex="Symbol" style:font-size-complex="14pt"/>
    </style:style>
    <style:style style:name="WW8Num8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8z2" style:family="text">
      <style:text-properties style:font-name="Wingdings" fo:font-family="Wingdings" style:font-name-complex="Wingdings" style:font-family-complex="Wingdings"/>
    </style:style>
    <style:style style:name="WW8Num2z0" style:family="text">
      <style:text-properties style:font-name="Symbol" fo:font-family="Symbol" fo:font-size="14pt" style:font-size-asian="14pt" style:font-name-complex="Symbol" style:font-family-complex="Symbol" style:font-size-complex="14pt"/>
    </style:style>
    <style:style style:name="WW8Num2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2z2" style:family="text">
      <style:text-properties style:font-name="Wingdings" fo:font-family="Wingdings" style:font-name-complex="Wingdings" style:font-family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56:02.854496704</meta:creation-date>
    <dc:date>2017-01-22T10:56:16.087091686</dc:date>
    <meta:editing-duration>P0D</meta:editing-duration>
    <meta:editing-cycles>1</meta:editing-cycles>
    <meta:document-statistic meta:table-count="1" meta:image-count="0" meta:object-count="0" meta:page-count="3" meta:paragraph-count="57" meta:word-count="351" meta:character-count="1695" meta:non-whitespace-character-count="1410"/>
    <meta:generator>LibreOffice/4.2.8.2$Linux_X86_64 LibreOffice_project/420m0$Build-2</meta:generator>
  </office:meta>
</office:document-meta>
</file>